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Standard">
      <style:text-properties style:font-name="Courier New1"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d4d4d4" style:font-name="Courier New1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6a9955" style:font-name="Courier New1" fo:font-size="10pt" fo:letter-spacing="normal" fo:font-style="normal" fo:font-weight="normal" style:font-size-asian="10pt" style:font-size-complex="10pt"/>
    </style:style>
    <style:style style:name="P6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color="#569cd6"/>
    </style:style>
    <style:style style:name="T4" style:family="text">
      <style:text-properties fo:color="#dcdcaa"/>
    </style:style>
    <style:style style:name="T5" style:family="text">
      <style:text-properties fo:color="#4ec9b0"/>
    </style:style>
    <style:style style:name="T6" style:family="text">
      <style:text-properties fo:color="#ce9178"/>
    </style:style>
    <style:style style:name="T7" style:family="text">
      <style:text-properties fo:color="#b5cea8"/>
    </style:style>
    <style:style style:name="T8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54648762270270710" text:style-name="Outline">
        <text:list-item>
          <text:h text:style-name="P6" text:outline-level="1">Color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22-01-2019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/>
      <text:p text:style-name="P3">int getColorHexFromStr(String colorStr) {</text:p>
      <text:p text:style-name="P3">colorStr = "FF" + colorStr;</text:p>
      <text:p text:style-name="P3">colorStr = colorStr.replaceAll("#", "");</text:p>
      <text:p text:style-name="P3">int val = 0;</text:p>
      <text:p text:style-name="P3">int len = colorStr.length;</text:p>
      <text:p text:style-name="P3">for (int i = 0; i &lt; len; i++) {</text:p>
      <text:p text:style-name="P3">int hexDigit = colorStr.codeUnitAt(i);</text:p>
      <text:p text:style-name="P3">if (hexDigit &gt;= 48 &amp;&amp; hexDigit &lt;= 57) {</text:p>
      <text:p text:style-name="P3">val += (hexDigit - 48) * (1 &lt;&lt; (4 * (len - 1 - i)));</text:p>
      <text:p text:style-name="P3">} else if (hexDigit &gt;= 65 &amp;&amp; hexDigit &lt;= 70) {</text:p>
      <text:p text:style-name="P3">// A..F</text:p>
      <text:p text:style-name="P3">val += (hexDigit - 55) * (1 &lt;&lt; (4 * (len - 1 - i)));</text:p>
      <text:p text:style-name="P3">} else if (hexDigit &gt;= 97 &amp;&amp; hexDigit &lt;= 102) {</text:p>
      <text:p text:style-name="P3">// a..f</text:p>
      <text:p text:style-name="P3">val += (hexDigit - 87) * (1 &lt;&lt; (4 * (len - 1 - i)));</text:p>
      <text:p text:style-name="P3">} else {</text:p>
      <text:p text:style-name="P3">throw new FormatException("An error occurred when converting a color");</text:p>
      <text:p text:style-name="P3">}</text:p>
      <text:p text:style-name="P3">}</text:p>
      <text:p text:style-name="P3">return val;</text:p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1-22T09:21:13.42</meta:creation-date>
    <meta:editing-duration>PT2H25M57S</meta:editing-duration>
    <meta:generator>OpenOffice/4.1.6$Win32 OpenOffice.org_project/416m1$Build-9790</meta:generator>
    <meta:initial-creator>Máximo Meza</meta:initial-creator>
    <dc:date>2019-01-22T11:47:09.43</dc:date>
    <dc:creator>Máximo Meza</dc:creator>
    <meta:document-statistic meta:table-count="0" meta:image-count="0" meta:object-count="0" meta:page-count="2" meta:paragraph-count="30" meta:word-count="147" meta:character-count="7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